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165" officeooo:paragraph-rsid="0006c165" style:font-weight-asian="bold" style:font-weight-complex="bold"/>
    </style:style>
    <style:style style:name="P2" style:family="paragraph" style:parent-style-name="Standard">
      <style:text-properties fo:font-weight="bold" officeooo:rsid="00085a56" officeooo:paragraph-rsid="00085a56" style:font-weight-asian="bold" style:font-weight-complex="bold"/>
    </style:style>
    <style:style style:name="P3" style:family="paragraph" style:parent-style-name="Standard">
      <style:text-properties fo:font-weight="bold" officeooo:rsid="00085a56" officeooo:paragraph-rsid="000c1667" style:font-weight-asian="bold" style:font-weight-complex="bold"/>
    </style:style>
    <style:style style:name="P4" style:family="paragraph" style:parent-style-name="Standard">
      <style:text-properties fo:font-weight="bold" officeooo:rsid="000f01e5" officeooo:paragraph-rsid="000f01e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c165" officeooo:paragraph-rsid="0006c165" style:font-size-asian="12.25pt" style:font-weight-asian="bold" style:font-size-complex="14pt" style:font-weight-complex="bold"/>
    </style:style>
    <style:style style:name="P6" style:family="paragraph" style:parent-style-name="Standard">
      <style:text-properties officeooo:rsid="0006c165" officeooo:paragraph-rsid="0006c165"/>
    </style:style>
    <style:style style:name="P7" style:family="paragraph" style:parent-style-name="Standard">
      <style:text-properties officeooo:rsid="0006c165" officeooo:paragraph-rsid="000c1667"/>
    </style:style>
    <style:style style:name="P8" style:family="paragraph" style:parent-style-name="Standard">
      <style:text-properties officeooo:rsid="00085a56" officeooo:paragraph-rsid="00085a56"/>
    </style:style>
    <style:style style:name="P9" style:family="paragraph" style:parent-style-name="Standard">
      <style:text-properties officeooo:rsid="000a153b" officeooo:paragraph-rsid="000a153b"/>
    </style:style>
    <style:style style:name="P10" style:family="paragraph" style:parent-style-name="Standard">
      <style:text-properties officeooo:rsid="000a153b" officeooo:paragraph-rsid="000cb4a4"/>
    </style:style>
    <style:style style:name="P11" style:family="paragraph" style:parent-style-name="Standard">
      <style:text-properties officeooo:paragraph-rsid="0006c165"/>
    </style:style>
    <style:style style:name="P12" style:family="paragraph" style:parent-style-name="Standard">
      <style:text-properties officeooo:paragraph-rsid="000c1667"/>
    </style:style>
    <style:style style:name="P13" style:family="paragraph" style:parent-style-name="Standard">
      <style:text-properties officeooo:rsid="000cb4a4" officeooo:paragraph-rsid="000cb4a4"/>
    </style:style>
    <style:style style:name="P14" style:family="paragraph" style:parent-style-name="Standard">
      <style:text-properties officeooo:rsid="000cb4a4" officeooo:paragraph-rsid="000d4d7a"/>
    </style:style>
    <style:style style:name="P15" style:family="paragraph" style:parent-style-name="Standard">
      <style:text-properties officeooo:paragraph-rsid="000d4d7a"/>
    </style:style>
    <style:style style:name="P16" style:family="paragraph" style:parent-style-name="Standard">
      <style:text-properties officeooo:rsid="000f01e5" officeooo:paragraph-rsid="000f01e5"/>
    </style:style>
    <style:style style:name="P17" style:family="paragraph" style:parent-style-name="Standard">
      <style:text-properties officeooo:rsid="000d4d7a" officeooo:paragraph-rsid="000d4d7a"/>
    </style:style>
    <style:style style:name="P18" style:family="paragraph" style:parent-style-name="Standard">
      <style:text-properties officeooo:rsid="00120ddb" officeooo:paragraph-rsid="00120ddb"/>
    </style:style>
    <style:style style:name="P19" style:family="paragraph" style:parent-style-name="Standard">
      <style:text-properties officeooo:rsid="00129612" officeooo:paragraph-rsid="00129612"/>
    </style:style>
    <style:style style:name="P20" style:family="paragraph" style:parent-style-name="Standard">
      <style:text-properties officeooo:rsid="00173e80" officeooo:paragraph-rsid="00173e80"/>
    </style:style>
    <style:style style:name="P21" style:family="paragraph" style:parent-style-name="Standard">
      <style:paragraph-properties fo:break-before="page"/>
      <style:text-properties officeooo:rsid="000cb4a4" officeooo:paragraph-rsid="000cb4a4"/>
    </style:style>
    <style:style style:name="P22" style:family="paragraph" style:parent-style-name="Standard" style:list-style-name="L1">
      <style:text-properties officeooo:rsid="000a153b" officeooo:paragraph-rsid="000c1667"/>
    </style:style>
    <style:style style:name="P23" style:family="paragraph" style:parent-style-name="Standard" style:list-style-name="L1">
      <style:text-properties officeooo:rsid="000ab07e" officeooo:paragraph-rsid="000c1667"/>
    </style:style>
    <style:style style:name="P24" style:family="paragraph" style:parent-style-name="Standard" style:list-style-name="L2">
      <style:text-properties officeooo:rsid="001476fc" officeooo:paragraph-rsid="001476fc"/>
    </style:style>
    <style:style style:name="P25" style:family="paragraph" style:parent-style-name="Standard" style:list-style-name="L2">
      <style:text-properties officeooo:rsid="00129612" officeooo:paragraph-rsid="00129612"/>
    </style:style>
    <style:style style:name="P26" style:family="paragraph" style:parent-style-name="Standard">
      <style:text-properties officeooo:rsid="0006c165" officeooo:paragraph-rsid="0006c165"/>
    </style:style>
    <style:style style:name="P27" style:family="paragraph" style:parent-style-name="Standard">
      <style:text-properties officeooo:rsid="001bbe1f" officeooo:paragraph-rsid="001bbe1f"/>
    </style:style>
    <style:style style:name="P28" style:family="paragraph" style:parent-style-name="Standard">
      <style:text-properties officeooo:rsid="00173e80" officeooo:paragraph-rsid="00173e80"/>
    </style:style>
    <style:style style:name="T1" style:family="text">
      <style:text-properties officeooo:rsid="00085a56"/>
    </style:style>
    <style:style style:name="T2" style:family="text">
      <style:text-properties officeooo:rsid="0009c655"/>
    </style:style>
    <style:style style:name="T3" style:family="text">
      <style:text-properties officeooo:rsid="000a153b"/>
    </style:style>
    <style:style style:name="T4" style:family="text">
      <style:text-properties officeooo:rsid="000c1667"/>
    </style:style>
    <style:style style:name="T5" style:family="text">
      <style:text-properties style:font-name="Liberation Serif" officeooo:rsid="000a153b"/>
    </style:style>
    <style:style style:name="T6" style:family="text">
      <style:text-properties officeooo:rsid="000d4d7a"/>
    </style:style>
    <style:style style:name="T7" style:family="text">
      <style:text-properties officeooo:rsid="000edd0e"/>
    </style:style>
    <style:style style:name="T8" style:family="text">
      <style:text-properties officeooo:rsid="00107589"/>
    </style:style>
    <style:style style:name="T9" style:family="text">
      <style:text-properties officeooo:rsid="0012961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e225"/>
    </style:style>
    <style:style style:name="T12" style:family="text">
      <style:text-properties officeooo:rsid="00193528"/>
    </style:style>
    <style:style style:name="T13" style:family="text">
      <style:text-properties officeooo:rsid="001bbe1f"/>
    </style:style>
    <style:style style:name="T14" style:family="text">
      <style:text-properties officeooo:rsid="0006c1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State Machine</text:p>
      <text:p text:style-name="P6"/>
      <text:p text:style-name="P27">The internet is “stateless” by design. <text:s/>It is up to the system designer to maintain state. <text:s/>What is “state”? <text:s/><text:span text:style-name="T14">Processing state at any instant is held in the State object, usually referenced by the variable $_STATE. <text:s/>The procedures for creating, administering, and using state objects are, collectively, the State Machine. <text:s/>FYI: These notes are being written as the State Machine is undergoing a re-structuring using the WebTest as a proving ground. <text:s/>Work started on 2014-10-06 and not yet applied to SR2S so these notes do not yet apply here.</text:span></text:p>
      <text:p text:style-name="P6"/>
      <text:p text:style-name="P1">The State stack:</text:p>
      <text:p text:style-name="P6">As processing proceeds, versions of the state are p<text:span text:style-name="T1">ushed o</text:span>nto <text:span text:style-name="T1">a</text:span> “stack” which is kept in the session as an ordered array of serialized state objects <text:span text:style-name="T3">(SSOs)</text:span>, $_SESSION[“STATE”]. <text:s/><text:span text:style-name="T3">When the client makes a request to the server, the latest state is pulled</text:span><text:span text:style-name="T5"><text:note text:id="ftn1" text:note-class="endnote"><text:note-citation text:label="1">1</text:note-citation><text:note-body><text:p text:style-name="P10"><text:s/>pulled: the contents of the top of the stack are placed into a variable but leaving the stack unchanged; <text:s/>analgous to 'pop' <text:span text:style-name="T13">but</text:span> <text:span text:style-name="T4">without removing</text:span> the <text:span text:style-name="T4">top</text:span> contents <text:span text:style-name="T13">from the stack</text:span>.</text:p></text:note-body></text:note></text:span><text:span text:style-name="T3"> from the stack.</text:span> <text:s/><text:span text:style-name="T1">By unserializing the appropriate state object, processing can restart at any point, most commonly as a “goback”.</text:span></text:p>
      <text:p text:style-name="P11"/>
      <text:p text:style-name="P2">Threads:</text:p>
      <text:p text:style-name="P8">It is sometimes useful to stay in one processing state but allow a “substate” to proceed. <text:s/>An example is the filling of and auditing of variables on a record change page. <text:s/>A separate <text:span text:style-name="T2">named</text:span> stack called a “thread” <text:span text:style-name="T2">will serve the function. <text:s/>Actually, the main process is itself a thread called, appropriately, “_MAIN”. <text:s/>Our threads are now stored within the session as:</text:span></text:p>
      <text:p text:style-name="P8"><text:tab/><text:span text:style-name="T2">$_SESSION[“STATE”] = array(</text:span></text:p>
      <text:p text:style-name="P8"><text:tab/><text:tab/>“_<text:span text:style-name="T2">MAIN”<text:tab/>=&gt; array(&lt;stack of serialized state objects&gt;),</text:span></text:p>
      <text:p text:style-name="P8"><text:tab/><text:tab/>“<text:span text:style-name="T2">&lt;thread1&gt;”<text:tab/>=&gt; array(&lt;stack of serialized state objects&gt;),</text:span></text:p>
      <text:p text:style-name="P8"><text:tab/><text:tab/>“<text:span text:style-name="T2">&lt;thread2&gt;”<text:tab/>=&gt; array(&lt;stack of serialized state objects&gt;),</text:span></text:p>
      <text:p text:style-name="P8"><text:tab/><text:tab/>...</text:p>
      <text:p text:style-name="P8"><text:tab/><text:tab/><text:span text:style-name="T2">);</text:span></text:p>
      <text:p text:style-name="P18">Note that there will always be a “_MAIN” thread and there will always be an SSO in that thread.</text:p>
      <text:p text:style-name="P7"/>
      <text:p text:style-name="P3">State properties:</text:p>
      <text:list xml:id="list5587305643522913373" text:style-name="L1">
        <text:list-item>
          <text:p text:style-name="P22">push<text:span text:style-name="T9">it=&gt;</text:span>boolean: <text:span text:style-name="T4">I</text:span>f false, the executive will not push a new SSO onto the stack</text:p>
        </text:list-item>
        <text:list-item>
          <text:p text:style-name="P22">position<text:span text:style-name="T4">=&gt;</text:span>0 rel <text:span text:style-name="T4">integer: T</text:span>he position in the stack array of the SSO</text:p>
        </text:list-item>
        <text:list-item>
          <text:p text:style-name="P22">thread<text:span text:style-name="T4">=&gt;</text:span> string: <text:span text:style-name="T4">T</text:span>he name of this thread (default=”_MAIN”)</text:p>
        </text:list-item>
        <text:list-item>
          <text:p text:style-name="P23">child<text:span text:style-name="T4">=&gt;</text:span> string: <text:span text:style-name="T4">A</text:span>n operating subthread</text:p>
        </text:list-item>
      </text:list>
      <text:p text:style-name="P12"/>
      <text:p text:style-name="P19"><text:span text:style-name="T10">State Methods</text:span>:</text:p>
      <text:list xml:id="list1635928869062362068" text:style-name="L2">
        <text:list-item>
          <text:p text:style-name="P24">goback($count)=&gt;state object: 'pops' the last ($count) element(s) off the thread's stack then pulls and returns the new top-most.</text:p>
        </text:list-item>
        <text:list-item>
          <text:p text:style-name="P25">push():</text:p>
        </text:list-item>
        <text:list-item>
          <text:p text:style-name="P25">replace():</text:p>
        </text:list-item>
        <text:list-item>
          <text:p text:style-name="P25">STATE_pull($thread)=&gt;state object: Actually not an object method but a standalone function to retrieve the most recent state from the thread's stack. <text:s/>Once retrieved, all methods are within the object.</text:p>
        </text:list-item>
      </text:list>
      <text:p text:style-name="P12"/>
      <text:p text:style-name="P4">Creating:</text:p>
      <text:p text:style-name="P16">Since the state <text:span text:style-name="T11">machine</text:span> is both an object and the stack, creation must make both.</text:p>
      <text:p text:style-name="Standard"/>
      <text:p text:style-name="P20"><text:span text:style-name="T10">State Gate</text:span>:</text:p>
      <text:p text:style-name="P20"><text:span text:style-name="T12">How to determine state within a page... <text:s/></text:span>Every processing page has a State Gate implemented as a php <text:soft-page-break/>'switch' statement with each switch 'case' containing the code for a given state 'status'. <text:s/><text:span text:style-name="T12">Break 2 vs break 1...</text:span></text:p>
      <text:p text:style-name="P20"/>
      <text:p text:style-name="P20"/>
      <text:p text:style-name="P20"/>
      <text:p text:style-name="P20"/>
      <text:p text:style-name="P20"/>
      <text:p text:style-name="P21">SERVER<text:tab/><text:tab/><text:span text:style-name="T6">Executive</text:span><text:tab/><text:tab/><text:tab/>CLIENT</text:p>
      <text:p text:style-name="P13"/>
      <text:p text:style-name="P13"><text:tab/><text:tab/><text:tab/>create state, <text:span text:style-name="T7">position 0</text:span></text:p>
      <text:p text:style-name="P13"><text:tab/><text:tab/><text:tab/>|</text:p>
      <text:p text:style-name="P13">set status = a<text:tab/><text:tab/> ----&gt;push state a, pos 1-----&gt;</text:p>
      <text:p text:style-name="P13"><text:tab/><text:tab/><text:tab/><text:tab/><text:tab/><text:tab/><text:tab/>|</text:p>
      <text:p text:style-name="P13"><text:tab/><text:tab/><text:tab/><text:tab/><text:tab/><text:tab/><text:tab/>display state a</text:p>
      <text:p text:style-name="P13"><text:tab/><text:tab/><text:tab/><text:tab/><text:tab/><text:tab/><text:tab/>|</text:p>
      <text:p text:style-name="P13"><text:span text:style-name="T6">process</text:span> status a<text:tab/>&lt;-----pull state a, pos 1 &lt;-----</text:p>
      <text:p text:style-name="P14"><text:tab/><text:tab/><text:tab/>|</text:p>
      <text:p text:style-name="P14">set status = <text:span text:style-name="T6">b</text:span><text:tab/><text:tab/> ----&gt;push state <text:span text:style-name="T6">b</text:span>, pos <text:span text:style-name="T6">2</text:span>-----&gt;</text:p>
      <text:p text:style-name="P14"><text:tab/><text:tab/><text:tab/><text:tab/><text:tab/><text:tab/><text:tab/>|</text:p>
      <text:p text:style-name="P14"><text:tab/><text:tab/><text:tab/><text:tab/><text:tab/><text:tab/><text:tab/>display state <text:span text:style-name="T6">b</text:span></text:p>
      <text:p text:style-name="P14"><text:tab/><text:tab/><text:tab/><text:tab/><text:tab/><text:tab/><text:tab/>|</text:p>
      <text:p text:style-name="P14"><text:span text:style-name="T6">process</text:span> status <text:span text:style-name="T6">b</text:span><text:tab/>&lt;-----pull state <text:span text:style-name="T6">b</text:span>, pos <text:span text:style-name="T6">2</text:span> &lt;-----</text:p>
      <text:p text:style-name="P14"><text:tab/><text:tab/><text:tab/>|<text:tab/><text:tab/><text:tab/><text:tab/><text:span text:style-name="T6">&lt;</text:span>--<text:span text:style-name="T6">Reset: pop 2, pull 1, re-switch</text:span></text:p>
      <text:p text:style-name="P14">set status = <text:span text:style-name="T6">c</text:span><text:tab/><text:tab/> ----&gt;push state <text:span text:style-name="T6">c</text:span>, pos <text:span text:style-name="T6">3</text:span>-----&gt;</text:p>
      <text:p text:style-name="P14"><text:tab/><text:tab/><text:tab/><text:tab/><text:tab/><text:tab/><text:tab/>|</text:p>
      <text:p text:style-name="P14"><text:tab/><text:tab/><text:tab/><text:tab/><text:tab/><text:tab/><text:tab/>display state <text:span text:style-name="T6">c</text:span></text:p>
      <text:p text:style-name="P14"><text:tab/><text:tab/><text:tab/><text:tab/><text:tab/><text:tab/><text:tab/>|</text:p>
      <text:p text:style-name="P17">process status c<text:tab/>&lt;-----pull state c, pos 3 &lt;-----</text:p>
      <text:p text:style-name="P15"><text:tab/><text:tab/><text:tab/><text:span text:style-name="T6">|<text:tab/><text:tab/><text:tab/><text:tab/>&lt;--GoBack: pop3, pop2, pull 1, re-switch</text:span></text:p>
      <text:p text:style-name="P14">set status = <text:span text:style-name="T6">d</text:span><text:tab/><text:tab/> ----&gt;push state <text:span text:style-name="T6">d</text:span>, pos <text:span text:style-name="T6">4</text:span>-----&gt;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2:23:01.489105986</meta:creation-date>
    <dc:date>2014-10-13T19:24:44.402173027</dc:date>
    <meta:editing-duration>PT9H59M52S</meta:editing-duration>
    <meta:editing-cycles>14</meta:editing-cycles>
    <meta:generator>LibreOffice/4.2.6.3$Linux_X86_64 LibreOffice_project/420m0$Build-3</meta:generator>
    <meta:document-statistic meta:table-count="0" meta:image-count="0" meta:object-count="0" meta:page-count="4" meta:paragraph-count="50" meta:word-count="565" meta:character-count="3361" meta:non-whitespace-character-count="2744"/>
  </office:meta>
</office:document-meta>
</file>